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27704DA0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width="0cm" svg:stroke-color="#b2b2b2" draw:marker-start-width="0.05cm" draw:marker-end-width="0.05cm" draw:fill="none" draw:textarea-vertical-align="middle" draw:color-mode="standard" draw:luminance="0%" draw:contrast="0%" draw:gamma="100%" draw:red="0%" draw:green="0%" draw:blue="0%" fo:clip="rect(0cm, 0cm, 0cm, 18.045cm)" draw:image-opacity="100%" style:mirror="none" style:protect="position size"/>
    </style:style>
    <style:style style:name="gr2" style:family="graphic" style:parent-style-name="standard">
      <style:graphic-properties draw:textarea-horizontal-align="justify" draw:textarea-vertical-align="middle" draw:auto-grow-height="false" fo:min-height="0.451cm" fo:min-width="0.1cm"/>
    </style:style>
    <style:style style:name="gr3" style:family="graphic" style:parent-style-name="standard">
      <style:graphic-properties draw:stroke="solid" svg:stroke-color="#ff3333" draw:fill="solid" draw:fill-color="#ffffff" fo:min-height="1.45cm"/>
    </style:style>
    <style:style style:name="gr4" style:family="graphic" style:parent-style-name="objectwithoutfill">
      <style:graphic-properties svg:stroke-color="#ff3333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3.65cm" fo:min-width="0.5cm"/>
    </style:style>
    <style:style style:name="gr6" style:family="graphic" style:parent-style-name="standard">
      <style:graphic-properties draw:stroke="solid" svg:stroke-color="#ff3333" draw:fill="solid" draw:fill-color="#ffffff" draw:textarea-horizontal-align="left" draw:auto-grow-height="true" draw:auto-grow-width="true" fo:min-height="1.906cm" fo:min-width="8.774cm"/>
    </style:style>
    <style:style style:name="gr7" style:family="graphic" style:parent-style-name="standard">
      <style:graphic-properties draw:stroke="solid" svg:stroke-color="#ff3333" draw:fill="solid" draw:fill-color="#ffffff" fo:min-height="1.35cm"/>
    </style:style>
    <style:style style:name="gr8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frame draw:style-name="gr1" draw:text-style-name="P1" draw:layer="layout" svg:width="9.046cm" svg:height="20.319cm" svg:x="9.502cm" svg:y="0.342cm">
          <draw:image xlink:href="Pictures/10000201000004000000030027704DA0.png" xlink:type="simple" xlink:show="embed" xlink:actuate="onLoad">
            <text:p/>
          </draw:image>
        </draw:frame>
        <draw:custom-shape draw:style-name="gr2" draw:text-style-name="P1" xml:id="id2" draw:id="id2" draw:layer="controls" svg:width="0.6cm" svg:height="0.701cm" svg:x="16.925cm" svg:y="3.3cm">
          <text:p/>
          <draw:enhanced-geometry svg:viewBox="0 0 21600 21600" draw:type="rectangle" draw:enhanced-path="M 0 0 L 21600 0 21600 21600 0 21600 0 0 Z N"/>
        </draw:custom-shape>
        <draw:frame draw:style-name="gr3" xml:id="id1" draw:id="id1" draw:layer="controls" svg:width="7.4cm" svg:height="1.7cm" svg:x="18.926cm" svg:y="0.801cm">
          <draw:text-box>
            <text:p>サイドバーをたたむには</text:p>
            <text:p>[☓]をクリックします</text:p>
          </draw:text-box>
        </draw:frame>
        <draw:connector draw:style-name="gr4" draw:text-style-name="P1" draw:layer="controls" svg:x1="18.926cm" svg:y1="1.651cm" svg:x2="17.225cm" svg:y2="3.3cm" draw:start-shape="id1" draw:end-shape="id2" draw:end-glue-point="0" svg:d="M18926 1651h-1701v1649" svg:viewBox="0 0 1702 1650">
          <text:p/>
        </draw:connector>
        <draw:custom-shape draw:style-name="gr5" draw:text-style-name="P1" xml:id="id3" draw:id="id3" draw:layer="controls" svg:width="1cm" svg:height="3.9cm" svg:x="17.5cm" svg:y="4.201cm">
          <text:p/>
          <draw:enhanced-geometry svg:viewBox="0 0 21600 21600" draw:type="rectangle" draw:enhanced-path="M 0 0 L 21600 0 21600 21600 0 21600 0 0 Z N"/>
        </draw:custom-shape>
        <draw:frame draw:style-name="gr6" xml:id="id4" draw:id="id4" draw:layer="controls" svg:width="9.274cm" svg:height="2.156cm" svg:x="18.326cm" svg:y="8.501cm">
          <draw:text-box>
            <text:p>機能の切り替えや、たたんだ</text:p>
            <text:p>サイドバーを表示する場合に</text:p>
            <text:p>クリックします。</text:p>
          </draw:text-box>
        </draw:frame>
        <draw:connector draw:style-name="gr4" draw:text-style-name="P1" draw:layer="controls" svg:x1="18.5cm" svg:y1="6.151cm" svg:x2="22.963cm" svg:y2="8.501cm" draw:start-shape="id3" draw:start-glue-point="1" draw:end-shape="id4" svg:d="M18500 6151h4463v2350" svg:viewBox="0 0 4464 2351">
          <text:p/>
        </draw:connector>
        <draw:custom-shape draw:style-name="gr2" draw:text-style-name="P1" xml:id="id5" draw:id="id5" draw:layer="controls" svg:width="0.6cm" svg:height="0.701cm" svg:x="17.725cm" svg:y="3.3cm">
          <text:p/>
          <draw:enhanced-geometry svg:viewBox="0 0 21600 21600" draw:type="rectangle" draw:enhanced-path="M 0 0 L 21600 0 21600 21600 0 21600 0 0 Z N"/>
        </draw:custom-shape>
        <draw:frame draw:style-name="gr7" xml:id="id6" draw:id="id6" draw:layer="controls" svg:width="7.374cm" svg:height="1.6cm" svg:x="18.926cm" svg:y="2.801cm">
          <draw:text-box>
            <text:p>設定を変更する場合に</text:p>
            <text:p>クリックします</text:p>
          </draw:text-box>
        </draw:frame>
        <draw:connector draw:style-name="gr8" draw:text-style-name="P1" draw:layer="controls" draw:type="line" svg:x1="18.325cm" svg:y1="3.65cm" svg:x2="18.926cm" svg:y2="3.601cm" draw:start-shape="id5" draw:start-glue-point="1" draw:end-shape="id6" draw:end-glue-point="3" svg:d="M18325 3650l601-49" svg:viewBox="0 0 602 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ff3333" draw:marker-start="Arrow" draw:marker-start-width="0.7cm" draw:marker-start-center="true" draw:marker-end-width="0.3cm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3333" draw:fill="none" draw:fill-gradient-name="Gradient_20_2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0T14:27:10.064403345</meta:creation-date>
    <meta:editing-duration>PT7M38S</meta:editing-duration>
    <meta:editing-cycles>4</meta:editing-cycles>
    <meta:generator>LibreOffice/4.3.3.2$Linux_X86_64 LibreOffice_project/430m0$Build-2</meta:generator>
    <dc:title>screenshot-template</dc:title>
    <meta:initial-creator>NOGATA Jun</meta:initial-creator>
    <dc:date>2014-11-20T14:34:48.350263594</dc:date>
    <dc:creator>NOGATA Jun</dc:creator>
    <meta:document-statistic meta:object-count="10"/>
    <meta:template xlink:type="simple" xlink:actuate="onRequest" xlink:title="screenshot-template" xlink:href="../../../../.config/libreoffice/4/user/template/screenshot-template.otg" meta:date="2014-11-20T14:27:09.926430100"/>
  </office:meta>
</office:document-meta>
</file>